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2.0pt"/>
    </style:style>
    <style:style style:name="P2" style:family="paragraph" style:parent-style-name="Standard">
      <style:text-properties style:font-name="Times New Roman" fo:font-size="18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Favorite Color</text:p>
      <text:p text:style-name="P1">Birth Date</text:p>
      <text:p text:style-name="P1">Full Name</text:p>
      <text:p text:style-name="P1">City/Location</text:p>
      <text:p text:style-name="P1">Gender</text:p>
      <text:p text:style-name="P1">E-mail</text:p>
      <text:p text:style-name="P2"><text:span text:style-name="T1"/></text:p>
      <text:p text:style-name="P2"><text:span text:style-name="T1">Personal Info (not Tips):</text:span></text:p>
      <text:p text:style-name="P1"/>
      <text:p text:style-name="P1"><text:span text:style-name="T2">-Race</text:span></text:p>
      <text:p text:style-name="P1">-Ethnicity</text:p>
      <text:p text:style-name="P1"><text:span text:style-name="T2"/></text:p>
      <text:p text:style-name="P1"><text:span text:style-name="T2">-Relationships</text:span></text:p>
      <text:p text:style-name="P1"/>
      <text:p text:style-name="P1">ROMANTIC</text:p>
      <text:p text:style-name="P1">-Life partner</text:p>
      <text:p text:style-name="P1"/>
      <text:p text:style-name="P1">NON-ROMANTIC</text:p>
      <text:p text:style-name="P1">-Mentors</text:p>
      <text:p text:style-name="P1">-Number of close friends</text:p>
      <text:p text:style-name="P1"/>
      <text:p text:style-name="P1">-<text:span text:style-name="T2">Family</text:span></text:p>
      <text:p text:style-name="P1">-Children</text:p>
      <text:p text:style-name="P1">-Siblings</text:p>
      <text:p text:style-name="P1">-Parents Status</text:p>
      <text:p text:style-name="P1"/>
      <text:p text:style-name="P1"><text:span text:style-name="T2">-Work</text:span></text:p>
      <text:p text:style-name="P1">-Industry</text:p>
      <text:p text:style-name="P1">-Hours Worked per Week</text:p>
      <text:p text:style-name="P1">-Hours active in the day</text:p>
      <text:p text:style-name="P1">-Position</text:p>
      <text:p text:style-name="P1">-Income</text:p>
      <text:p text:style-name="P1"/>
      <text:p text:style-name="P1"><text:span text:style-name="T2">Training</text:span></text:p>
      <text:p text:style-name="P1">-Education</text:p>
      <text:p text:style-name="P1">-Certifications</text:p>
      <text:p text:style-name="P1">-Work Experience</text:p>
      <text:p text:style-name="P1"/>
      <text:p text:style-name="P1"><text:span text:style-name="T2">Lifestyle</text:span></text:p>
      <text:p text:style-name="P1"/>
      <text:p text:style-name="P1">SLEEP HABITS</text:p>
      <text:p text:style-name="P1">-Hours awake/active</text:p>
      <text:p text:style-name="P1">-Hours slept each night</text:p>
      <text:p text:style-name="P1"/>
      <text:p text:style-name="P1">EATING HABITS</text:p>
      <text:p text:style-name="P1">- Eating out per week</text:p>
      <text:p text:style-name="P1">- Diet</text:p>
      <text:p text:style-name="P1">- Number of meals a day</text:p>
      <text:p text:style-name="P1">- which meals each day</text:p>
      <text:p text:style-name="P1">- Do you prefer to share meals?</text:p>
      <text:p text:style-name="P1"/>
      <text:p text:style-name="P1">SEX HABITS</text:p>
      <text:p text:style-name="P1">- Masturbation Habits</text:p>
      <text:p text:style-name="P1">- Sexual partner frequency</text:p>
      <text:p text:style-name="P1">- Sexual orientation</text:p>
      <text:p text:style-name="P1">- Polygamy?</text:p>
      <text:p text:style-name="P1"/>
      <text:p text:style-name="P1">WELLNESS</text:p>
      <text:p text:style-name="P1">- Meditation / Yoga</text:p>
      <text:p text:style-name="P1">- Exercise</text:p>
      <text:p text:style-name="P1">- Recreational Drug Use</text:p>
      <text:p text:style-name="P1"/>
      <text:p text:style-name="P1">SPIRITUALITY</text:p>
      <text:p text:style-name="P1">- Religious Status</text:p>
      <text:p text:style-name="P1">- Activity</text:p>
      <text:p text:style-name="P1"/>
      <text:p text:style-name="P1"><text:span text:style-name="T2">Self-Image</text:span></text:p>
      <text:p text:style-name="P1">- Psychology</text:p>
      <text:p text:style-name="P1">- Personality</text:p>
      <text:p text:style-name="P1">- Motif (article of clothing or something that you feel identifies yourself as an individual)</text:p>
      <text:p text:style-name="P1"/>
      <text:p text:style-name="P1"><text:span text:style-name="T2">Statistics</text:span></text:p>
      <text:p text:style-name="P1">Height</text:p>
      <text:p text:style-name="P1">Weight</text:p>
      <text:p text:style-name="P1">Eye Color</text:p>
      <text:p text:style-name="P1">Hair Color</text:p>
      <text:p text:style-name="P1">Hair Length</text:p>
      <text:p text:style-name="P1">Glasses/Contacts</text:p>
      <text:p text:style-name="P1"/>
      <text:p text:style-name="P1"><text:span text:style-name="T2">Body Mods</text:span></text:p>
      <text:p text:style-name="P1">Facial Accessories</text:p>
      <text:p text:style-name="P1">Piercings</text:p>
      <text:p text:style-name="P1">Tattoos</text:p>
      <text:p text:style-name="P1">Misc.</text:p>
      <text:p text:style-name="P1"/>
      <text:p text:style-name="P2"><text:span text:style-name="T1">Media:</text:span></text:p>
      <text:p text:style-name="P1">-Educational-</text:p>
      <text:p text:style-name="P1">-Movies</text:p>
      <text:p text:style-name="P1"><text:s/><text:tab/><text:s/>-Box office</text:p>
      <text:p text:style-name="P1"><text:s/><text:tab/><text:s/>-Indi</text:p>
      <text:p text:style-name="P1">-Music</text:p>
      <text:p text:style-name="P1"><text:s/><text:tab/><text:s/>-Mainstream</text:p>
      <text:p text:style-name="P1"><text:s/><text:tab/><text:s/>-Underground</text:p>
      <text:p text:style-name="P1">-T.V.</text:p>
      <text:p text:style-name="P1"><text:s/><text:tab/><text:s/>-Free to home</text:p>
      <text:p text:style-name="P1"><text:s/><text:tab/><text:s/>-Paid for channels</text:p>
      <text:p text:style-name="P1"><text:s/><text:tab/><text:s/>-Public</text:p>
      <text:p text:style-name="P1"><text:s/>+-Shows</text:p>
      <text:p text:style-name="P1"><text:s/><text:tab/><text:s text:c="2"/>-Fictional</text:p>
      <text:p text:style-name="P1"><text:s/><text:tab/><text:s text:c="2"/>-Reality T.V.</text:p>
      <text:p text:style-name="P1"><text:s/><text:tab/><text:s text:c="2"/>-Game Shows</text:p>
      <text:p text:style-name="P1"><text:s/><text:tab/><text:s text:c="2"/>-News</text:p>
      <text:p text:style-name="P1"><text:s/><text:tab/><text:s text:c="2"/>-Cartoon</text:p>
      <text:p text:style-name="P1"><text:s/><text:tab/><text:s text:c="2"/>-Educational</text:p>
      <text:p text:style-name="P1">-Theater</text:p>
      <text:p text:style-name="P1"><text:s/><text:tab/><text:s/>-Broadway</text:p>
      <text:p text:style-name="P1"><text:s/><text:tab/><text:s/>-Small Venue</text:p>
      <text:p text:style-name="P1">-Online media (EX: Hulu, Sound Cloud, YouTube)</text:p>
      <text:p text:style-name="P1">-Games</text:p>
      <text:p text:style-name="P1"><text:s/><text:tab/><text:s/>-Video</text:p>
      <text:p text:style-name="P1"><text:s/><text:tab/><text:s/>-Tabletop</text:p>
      <text:p text:style-name="P1"><text:s/><text:tab/><text:s/>-RPG</text:p>
      <text:p text:style-name="P1"><text:s/>+-Educational</text:p>
      <text:p text:style-name="P1"><text:s/>+-Leisure</text:p>
      <text:p text:style-name="P1"><text:s/>+-Competitive</text:p>
      <text:p text:style-name="P1">-Download vs. Buy (all Media)</text:p>
      <text:p text:style-name="P1"/>
      <text:p text:style-name="P1"/>
      <text:p text:style-name="P2"><text:span text:style-name="T1">Sports:</text:span></text:p>
      <text:p text:style-name="P1">This part will be mapped out with a general layout</text:p>
      <text:p text:style-name="P1">-Main Sport</text:p>
      <text:p text:style-name="P1"><text:tab/>-Local</text:p>
      <text:p text:style-name="P1"><text:tab/>-National</text:p>
      <text:p text:style-name="P1"><text:tab/>-International</text:p>
      <text:p text:style-name="P1">-Teams</text:p>
      <text:p text:style-name="P1"><text:s text:c="2"/><text:tab/>-Players</text:p>
      <text:p text:style-name="P1"><text:s text:c="2"/><text:tab/>-Coaches</text:p>
      <text:p text:style-name="P1">-Fans</text:p>
      <text:p text:style-name="P1"/>
      <text:p text:style-name="P2"><text:span text:style-name="T1">Places:</text:span></text:p>
      <text:p text:style-name="P1">-Food</text:p>
      <text:p text:style-name="P1"><text:s text:c="2"/><text:tab/>-Restaurants</text:p>
      <text:p text:style-name="P1"><text:s text:c="2"/><text:tab/>-Fast Food</text:p>
      <text:p text:style-name="P1"><text:s text:c="2"/><text:tab/>-Shopping</text:p>
      <text:p text:style-name="P1">-Entertainment</text:p>
      <text:p text:style-name="P1">-Vacation</text:p>
      <text:p text:style-name="P1"><text:s text:c="2"/><text:tab/>-Destinations</text:p>
      <text:p text:style-name="P1"><text:s text:c="2"/><text:tab/><text:tab/><text:s/>-Hints &amp; Tips</text:p>
      <text:p text:style-name="P1"><text:s text:c="2"/><text:tab/>-Hotels</text:p>
      <text:p text:style-name="P1"><text:s text:c="2"/><text:tab/>-Airlines</text:p>
      <text:p text:style-name="P1"><text:s text:c="2"/><text:tab/>-Attractions</text:p>
      <text:p text:style-name="P1"><text:s text:c="2"/><text:tab/>-Tours</text:p>
      <text:p text:style-name="P1"><text:s text:c="2"/><text:tab/>-Hints &amp; Tips for Travel</text:p>
      <text:p text:style-name="P1"><text:s text:c="2"/><text:tab/>-Vehicle Rentals</text:p>
      <text:p text:style-name="P1">-Locations</text:p>
      <text:p text:style-name="P1"><text:s text:c="2"/><text:tab/>-Continent</text:p>
      <text:p text:style-name="P1"><text:s text:c="2"/><text:tab/><text:s/>-Country</text:p>
      <text:p text:style-name="P1"><text:s text:c="2"/><text:tab/><text:s text:c="2"/>-State (where applicable)</text:p>
      <text:p text:style-name="P1"><text:s text:c="2"/><text:tab/><text:s text:c="3"/>-City</text:p>
      <text:p text:style-name="P1"/>
      <text:p text:style-name="P1"/>
      <text:p text:style-name="P2"><text:span text:style-name="T1">Recreation:</text:span></text:p>
      <text:p text:style-name="P1">-Outdoor</text:p>
      <text:p text:style-name="P1">-Indoor</text:p>
      <text:p text:style-name="P1">-Online</text:p>
      <text:p text:style-name="P1"/>
      <text:p text:style-name="P1"/>
      <text:p text:style-name="P2"><text:span text:style-name="T1">Things:</text:span></text:p>
      <text:p text:style-name="P1">(Insert blatant product placement here)</text:p>
      <text:p text:style-name="P1">-Necessities*</text:p>
      <text:p text:style-name="P1"><text:tab/><text:s text:c="2"/>-Car</text:p>
      <text:p text:style-name="P1"><text:tab/><text:s text:c="2"/>-Food</text:p>
      <text:p text:style-name="P1"><text:tab/><text:s text:c="2"/>-toiletries (bath stuff toilet paper)</text:p>
      <text:p text:style-name="P1"><text:tab/><text:s text:c="2"/>-household upkeep (ex: laundry detergent, dish soap, vacuum)</text:p>
      <text:p text:style-name="P1">-Frivolous</text:p>
      <text:p text:style-name="P1"/>
      <text:p text:style-name="P1"/>
      <text:p text:style-name="P1"/>
      <text:p text:style-name="P2"><text:span text:style-name="T1">Services:</text:span></text:p>
      <text:p text:style-name="P1">-Individual</text:p>
      <text:p text:style-name="P1">-Business</text:p>
      <text:p text:style-name="P1"><text:s/><text:tab/><text:s/>-Necessities*</text:p>
      <text:p text:style-name="P1"><text:s/><text:tab/><text:tab/><text:s text:c="2"/>-Electric</text:p>
      <text:p text:style-name="P1"><text:s/><text:tab/><text:tab/><text:s text:c="2"/>-Internet</text:p>
      <text:p text:style-name="P1"><text:s/><text:tab/><text:tab/><text:s text:c="2"/>-Sewage/Water</text:p>
      <text:p text:style-name="P1"><text:s/><text:tab/><text:s/>-Frivolous</text:p>
      <text:p text:style-name="P1">+-Employment</text:p>
      <text:p text:style-name="P1"><text:s/><text:tab/>-Current Employees feelings</text:p>
      <text:p text:style-name="P1"><text:s/><text:tab/>-Business looking for workers</text:p>
      <text:p text:style-name="P1">-Unions</text:p>
      <text:p text:style-name="P1"/>
      <text:p text:style-name="P2"><text:span text:style-name="T1">Government:</text:span></text:p>
      <text:p text:style-name="P1">Need to find info on World government structures for detailed trees</text:p>
      <text:p text:style-name="P1">-Government Hierarchy</text:p>
      <text:p text:style-name="P1">-Election Polls</text:p>
      <text:p text:style-name="P1"><text:s/><text:tab/>-Voter Polls (whose vote counts for area of election going on)</text:p>
      <text:p text:style-name="P1"><text:s/><text:tab/>-Outsider Polls <text:s/>(what the rest of the world thinks)</text:p>
      <text:p text:style-name="P1">-Political News</text:p>
      <text:p text:style-name="P1"><text:s/><text:tab/>-Local</text:p>
      <text:p text:style-name="P1"><text:tab/>-National</text:p>
      <text:p text:style-name="P1"><text:tab/>-International</text:p>
      <text:p text:style-name="P1">-Government Programs</text:p>
      <text:p text:style-name="P1"><text:s/><text:tab/>-Health care</text:p>
      <text:p text:style-name="P1"><text:s/><text:tab/>-Welfare</text:p>
      <text:p text:style-name="P1"><text:s/><text:tab/>-Food Stamps</text:p>
      <text:p text:style-name="P1"><text:s/><text:tab/>-Energy Assistance</text:p>
      <text:p text:style-name="P1"><text:s/><text:tab/>-VA</text:p>
      <text:p text:style-name="P1"><text:s/><text:tab/>-Social Security</text:p>
      <text:p text:style-name="P1"><text:s/><text:tab/>-Government Grants</text:p>
      <text:p text:style-name="P1">-Political Person (this will be individuals in positions of political power or running for it)</text:p>
      <text:p text:style-name="P1">-Military</text:p>
      <text:p text:style-name="P1"><text:tab/>-Ranks</text:p>
      <text:p text:style-name="P1"><text:s/><text:tab/><text:tab/><text:s text:c="2"/>-Air-force </text:p>
      <text:p text:style-name="P1"><text:s/><text:tab/><text:tab/><text:s text:c="2"/>-Armored Division</text:p>
      <text:p text:style-name="P1"><text:s/><text:tab/><text:tab/><text:s text:c="2"/>-Infantry</text:p>
      <text:p text:style-name="P1"><text:s/><text:tab/><text:tab/><text:s text:c="2"/>-Navy</text:p>
      <text:p text:style-name="P1"><text:tab/>+-Overall Rank in the World</text:p>
      <text:p text:style-name="P1"><text:s/><text:tab/><text:s/>-Firepower</text:p>
      <text:p text:style-name="P1"><text:s/><text:tab/><text:tab/><text:s text:c="2"/>-Air-force </text:p>
      <text:p text:style-name="P1"><text:s/><text:tab/><text:tab/><text:s text:c="2"/>-Armored Division</text:p>
      <text:p text:style-name="P1"><text:s/><text:tab/><text:tab/><text:s text:c="2"/>-Infantry</text:p>
      <text:p text:style-name="P1"><text:s/><text:tab/><text:tab/><text:s text:c="2"/>-Navy</text:p>
      <text:p text:style-name="P1">-Soldiers views-</text:p>
      <text:p text:style-name="P1">-Public View-</text:p>
      <text:p text:style-name="P1"><text:tab/><text:s/>+Current Alliances</text:p>
      <text:p text:style-name="P1"><text:s/><text:tab/><text:s/>+-Branches</text:p>
      <text:p text:style-name="P1"><text:s/><text:tab/><text:tab/><text:s text:c="2"/>-Air-force </text:p>
      <text:p text:style-name="P1"><text:s/><text:tab/><text:tab/><text:s text:c="2"/>-Armored Division</text:p>
      <text:p text:style-name="P1"><text:s/><text:tab/><text:tab/><text:s text:c="2"/>-Infantry</text:p>
      <text:p text:style-name="P1"><text:s/><text:tab/><text:tab/><text:s text:c="2"/>-Navy</text:p>
      <text:p text:style-name="P1"><text:s/><text:tab/><text:s/>+-Funds</text:p>
      <text:p text:style-name="P1"><text:tab/><text:s/>+-Current Wars</text:p>
      <text:p text:style-name="P1">-United Nations</text:p>
      <text:p text:style-name="P1"><text:tab/>-Current Members</text:p>
      <text:p text:style-name="P1"><text:tab/><text:tab/>-Countries</text:p>
      <text:p text:style-name="P1"><text:tab/><text:tab/><text:tab/>-Representatives themselves.</text:p>
      <text:p text:style-name="P1"><text:tab/>-Relief Efforts</text:p>
      <text:p text:style-name="P1"><text:tab/><text:tab/>-Current</text:p>
      <text:p text:style-name="P1"><text:tab/><text:tab/>-Past</text:p>
      <text:p text:style-name="P1"/>
      <text:p text:style-name="P2"><text:span text:style-name="T1">Charities:</text:span></text:p>
      <text:p text:style-name="P1"><text:tab/>-Local</text:p>
      <text:p text:style-name="P1"><text:tab/>-National</text:p>
      <text:p text:style-name="P1"><text:tab/>-International</text:p>
      <text:p text:style-name="P2"><text:span text:style-name="T1">Education:</text:span></text:p>
      <text:p text:style-name="P1"><text:tab/>-Local</text:p>
      <text:p text:style-name="P1"><text:tab/><text:tab/>-Rank</text:p>
      <text:p text:style-name="P1"><text:tab/>-National</text:p>
      <text:p text:style-name="P1"><text:tab/><text:tab/>-Rank</text:p>
      <text:p text:style-name="P1"><text:tab/>-International</text:p>
      <text:p text:style-name="P1"><text:tab/><text:tab/>-Rank</text:p>
      <text:p text:style-name="P2"><text:span text:style-name="T1">Economy:</text:span></text:p>
      <text:p text:style-name="P1"><text:tab/>-Local</text:p>
      <text:p text:style-name="P1"><text:tab/><text:tab/>-Cost of living</text:p>
      <text:p text:style-name="P1"><text:tab/><text:tab/>-Job Growth</text:p>
      <text:p text:style-name="P1"><text:tab/><text:tab/>-Unemployment Numbers</text:p>
      <text:p text:style-name="P1"><text:tab/><text:tab/>-Exports</text:p>
      <text:p text:style-name="P1"><text:tab/><text:tab/>-Class Percent Numbers</text:p>
      <text:p text:style-name="P1"><text:tab/><text:tab/>-Average Wage</text:p>
      <text:p text:style-name="P1"><text:tab/><text:tab/><text:tab/>-Upper Class</text:p>
      <text:p text:style-name="P1"><text:tab/><text:tab/><text:tab/>-Middle Class</text:p>
      <text:p text:style-name="P1"><text:tab/><text:tab/><text:tab/>-Lower Class</text:p>
      <text:p text:style-name="P1"><text:tab/>-National</text:p>
      <text:p text:style-name="P1"><text:tab/><text:tab/>-Poverty Rating</text:p>
      <text:p text:style-name="P1"><text:tab/><text:tab/>-Unemployment Numbers</text:p>
      <text:p text:style-name="P1"><text:tab/><text:tab/>-Job Growth</text:p>
      <text:p text:style-name="P1"><text:tab/><text:tab/>-Exports</text:p>
      <text:p text:style-name="P1"><text:tab/><text:tab/>-Class Percent Numbers</text:p>
      <text:p text:style-name="P1"><text:tab/><text:tab/>-Average Wage</text:p>
      <text:p text:style-name="P1"><text:tab/><text:tab/><text:tab/>-Upper Class</text:p>
      <text:p text:style-name="P1"><text:tab/><text:tab/><text:tab/>-Middle Class</text:p>
      <text:p text:style-name="P1"><text:tab/><text:tab/><text:tab/>-Lower Class</text:p>
      <text:p text:style-name="P1"><text:tab/>-International</text:p>
      <text:p text:style-name="P1"><text:tab/><text:tab/>-World Overall Economy Rank</text:p>
      <text:p text:style-name="P1"><text:tab/><text:tab/>-World Poverty Rank</text:p>
      <text:p text:style-name="P1"><text:tab/><text:tab/>-World Unemployment Rank</text:p>
      <text:p text:style-name="P1"><text:tab/><text:tab/>-Exchange rates</text:p>
      <text:p text:style-name="P1"><text:tab/><text:tab/><text:tab/>-Visual chart comparing each country to every other one.</text:p>
      <text:p text:style-name="P1"><text:tab/><text:tab/>-Imports</text:p>
      <text:p text:style-name="P1"><text:tab/><text:tab/><text:tab/>-Monetary Value</text:p>
      <text:p text:style-name="P1"><text:tab/><text:tab/><text:tab/>-Actual Product Traded</text:p>
      <text:p text:style-name="P1"><text:tab/><text:tab/>-Exports</text:p>
      <text:p text:style-name="P1"><text:tab/><text:tab/><text:tab/>-Monetary Value</text:p>
      <text:p text:style-name="P1"><text:tab/><text:tab/><text:tab/>-Actual Product Traded</text:p>
      <text:p text:style-name="P1">+ means these data points apply to the ones above it at same level the + is at</text:p>
      <text:p text:style-name="P1">*Necessities is defined as –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  <meta:initial-creator>The Woman</meta:initial-creator>
  </office:meta>
</office:document-meta>
</file>